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ndResul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Selector.getSelectorContext(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eptionSelector.select( String expression , Object selector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ndResult.FindResult( String name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ndResul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Selector.configure( Configuration con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indResult.get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Resul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Selector.find( Throwable th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ndResult.setThrowable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